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bc0b" officeooo:paragraph-rsid="0011bc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2:20:58.809074495</meta:creation-date>
    <dc:date>2020-11-21T09:05:46.712519888</dc:date>
    <meta:editing-duration>PT10M50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